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F60000012CD7C1AA85B765020A.jpg" manifest:media-type="image/jpeg"/>
  <manifest:file-entry manifest:full-path="Pictures/1000020100000159000001DB2E0C77AD33CCAC1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Titillium" svg:font-family="Titillium"/>
    <style:font-face style:name="Outage" svg:font-family="Outage" style:font-pitch="variable"/>
    <style:font-face style:name="Titillium1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299in" table:align="center" style:writing-mode="lr-tb"/>
    </style:style>
    <style:style style:name="Table1.A" style:family="table-column">
      <style:table-column-properties style:column-width="1.4368in"/>
    </style:style>
    <style:style style:name="Table1.B" style:family="table-column">
      <style:table-column-properties style:column-width="1.1257in"/>
    </style:style>
    <style:style style:name="Table1.C" style:family="table-column">
      <style:table-column-properties style:column-width="1.1826in"/>
    </style:style>
    <style:style style:name="Table1.D" style:family="table-column">
      <style:table-column-properties style:column-width="1.4639in"/>
    </style:style>
    <style:style style:name="Table1.E" style:family="table-column">
      <style:table-column-properties style:column-width="1.0208in"/>
    </style:style>
    <style:style style:name="Table1.1" style:family="table-row">
      <style:table-row-properties style:row-height="0.2451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row-height="0.2188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row-height="0.1938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row-height="0.1931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row-height="0.1806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1.4319in" fo:margin-left="0.3472in" table:align="left" style:writing-mode="lr-tb"/>
    </style:style>
    <style:style style:name="Table2.A" style:family="table-column">
      <style:table-column-properties style:column-width="1.4319in"/>
    </style:style>
    <style:style style:name="Table2.1" style:family="table-row">
      <style:table-row-properties style:row-height="0.2451in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row-height="0.218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text-properties style:font-name="Titillium1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Titillium1" fo:font-size="10pt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tillium1" fo:font-size="10pt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tillium1" fo:font-size="10pt" officeooo:paragraph-rsid="00312892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Titillium1" fo:font-size="10pt" officeooo:paragraph-rsid="0046f762" style:font-size-asian="10pt" style:font-size-complex="10pt"/>
    </style:style>
    <style:style style:name="P7" style:family="paragraph" style:parent-style-name="Standard">
      <style:text-properties style:font-name="Titillium1" fo:font-size="10pt" officeooo:paragraph-rsid="00312892" style:font-size-asian="10pt" style:font-size-complex="10pt"/>
    </style:style>
    <style:style style:name="P8" style:family="paragraph" style:parent-style-name="Standard">
      <style:text-properties style:font-name="Titillium1" fo:font-size="10pt" officeooo:paragraph-rsid="003c663b" style:font-size-asian="10pt" style:font-size-complex="10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tillium1" fo:font-size="10pt" officeooo:rsid="004c227f" officeooo:paragraph-rsid="004c227f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itillium1" fo:font-size="10pt" fo:font-weight="bold" fo:background-color="transparent" style:font-size-asian="10pt" style:font-weight-asian="bold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Titillium1" fo:font-size="10pt" fo:font-weight="bold" officeooo:rsid="00312892" officeooo:paragraph-rsid="00312892" fo:background-color="transparent" style:font-size-asian="10pt" style:font-weight-asian="bold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Titillium1" fo:font-size="12pt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style:font-name="Titillium1" fo:font-size="10pt" officeooo:paragraph-rsid="0046f90d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/>
      <style:text-properties style:font-name="Titillium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in" fo:margin-bottom="0in" loext:contextual-spacing="false"/>
      <style:text-properties style:font-name="Titillium1" fo:font-size="8pt" officeooo:paragraph-rsid="0024bfb3" style:font-size-asian="8pt" style:font-size-complex="8pt"/>
    </style:style>
    <style:style style:name="P17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1" fo:font-size="10pt" style:font-size-asian="10pt" style:font-size-complex="10pt"/>
    </style:style>
    <style:style style:name="P18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1" fo:font-size="10pt" officeooo:paragraph-rsid="0046f90d" style:font-size-asian="10pt" style:font-size-complex="10pt"/>
    </style:style>
    <style:style style:name="P19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1" fo:font-size="10pt" style:font-size-asian="10pt" style:font-size-complex="10pt"/>
    </style:style>
    <style:style style:name="P20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1" fo:font-size="10pt" fo:font-weight="bold" fo:background-color="transparent" style:font-size-asian="10pt" style:font-weight-asian="bold" style:font-size-complex="10pt"/>
    </style:style>
    <style:style style:name="P21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Titillium1" fo:font-size="10pt" style:font-size-asian="10pt" style:font-size-complex="10pt"/>
    </style:style>
    <style:style style:name="P22" style:family="paragraph" style:parent-style-name="Standard">
      <style:paragraph-properties fo:margin-left="0in" fo:margin-right="-0.0126in" fo:line-height="100%" fo:text-align="center" style:justify-single-word="false" fo:text-indent="0in" style:auto-text-indent="false" style:snap-to-layout-grid="false"/>
      <style:text-properties style:font-name="Titillium1" fo:font-size="10pt" officeooo:rsid="0048dde4" officeooo:paragraph-rsid="0048dde4" style:font-size-asian="10pt" style:font-size-complex="10pt"/>
    </style:style>
    <style:style style:name="P23" style:family="paragraph" style:parent-style-name="Standard">
      <style:paragraph-properties fo:margin-left="0in" fo:margin-right="-0.1252in" fo:text-indent="0in" style:auto-text-indent="false"/>
      <style:text-properties style:font-name="Titillium1" fo:font-size="10pt" style:font-size-asian="10pt" style:font-size-complex="10pt"/>
    </style:style>
    <style:style style:name="P24" style:family="paragraph" style:parent-style-name="Standard" style:list-style-name="WW8Num1">
      <style:text-properties style:font-name="Titillium1" fo:font-size="10pt" style:font-size-asian="10pt" style:font-size-complex="10pt"/>
    </style:style>
    <style:style style:name="P25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26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214dff" style:font-size-asian="10pt" style:font-size-complex="10pt"/>
    </style:style>
    <style:style style:name="P27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48dde4" style:font-size-asian="10pt" style:font-size-complex="10pt"/>
    </style:style>
    <style:style style:name="P28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2b7f59" officeooo:paragraph-rsid="002b7f59" style:font-size-asian="10pt" style:font-size-complex="10pt"/>
    </style:style>
    <style:style style:name="P29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style:font-size-asian="10pt" style:font-size-complex="10pt"/>
    </style:style>
    <style:style style:name="P30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2b648c" style:font-size-asian="10pt" style:font-size-complex="10pt"/>
    </style:style>
    <style:style style:name="P31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1c0c9d" style:font-size-asian="10pt" style:font-size-complex="10pt"/>
    </style:style>
    <style:style style:name="P32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1cbae6" officeooo:paragraph-rsid="001cbae6" style:font-size-asian="10pt" style:font-size-complex="10pt"/>
    </style:style>
    <style:style style:name="P33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48dde4" officeooo:paragraph-rsid="0048dde4" style:font-size-asian="10pt" style:font-size-complex="10pt"/>
    </style:style>
    <style:style style:name="P34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48dde4" officeooo:paragraph-rsid="0048dde4" style:font-size-asian="10pt" style:font-size-complex="10pt"/>
    </style:style>
    <style:style style:name="P35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49fbd7" officeooo:paragraph-rsid="0049fbd7" style:font-size-asian="10pt" style:font-size-complex="10pt"/>
    </style:style>
    <style:style style:name="P36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38c926" officeooo:paragraph-rsid="0049fbd7" style:font-size-asian="10pt" style:font-size-complex="10pt"/>
    </style:style>
    <style:style style:name="P37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style:font-size-asian="10pt" style:font-size-complex="10pt"/>
    </style:style>
    <style:style style:name="P38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officeooo:rsid="0049fbd7" officeooo:paragraph-rsid="0049fbd7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48dde4" fo:background-color="transparent" loext:char-shading-value="0"/>
    </style:style>
    <style:style style:name="T3" style:family="text">
      <style:text-properties officeooo:rsid="004c227f" fo:background-color="transparent" loext:char-shading-value="0"/>
    </style:style>
    <style:style style:name="T4" style:family="text">
      <style:text-properties officeooo:rsid="004d1bf0" fo:background-color="transparent" loext:char-shading-value="0"/>
    </style:style>
    <style:style style:name="T5" style:family="text">
      <style:text-properties officeooo:rsid="001b9215"/>
    </style:style>
    <style:style style:name="T6" style:family="text">
      <style:text-properties officeooo:rsid="001c0c9d"/>
    </style:style>
    <style:style style:name="T7" style:family="text">
      <style:text-properties officeooo:rsid="002b648c"/>
    </style:style>
    <style:style style:name="T8" style:family="text">
      <style:text-properties officeooo:rsid="00417f1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468922" fo:background-color="transparent" loext:char-shading-value="0"/>
    </style:style>
    <style:style style:name="T11" style:family="text">
      <style:text-properties style:text-underline-style="none" officeooo:rsid="00468922" fo:background-color="transparent" loext:char-shading-value="0"/>
    </style:style>
    <style:style style:name="T1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01db107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officeooo:rsid="002177b1" style:font-style-asian="normal" style:font-weight-asian="normal" style:font-style-complex="normal" style:font-weight-complex="normal"/>
    </style:style>
    <style:style style:name="T15" style:family="text">
      <style:text-properties officeooo:rsid="0048dde4"/>
    </style:style>
    <style:style style:name="T16" style:family="text">
      <style:text-properties style:font-name="Titillium" officeooo:rsid="004c227f" style:font-name-asian="Calibri" style:font-name-complex="Calibri"/>
    </style:style>
    <style:style style:name="T17" style:family="text">
      <style:text-properties officeooo:rsid="004c22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>Model: LulzBot Mini <text:span text:style-name="T15">2</text:span>.0 3D Printer</text:p>
      <text:p text:style-name="P2"/>
      <text:p text:style-name="P3"><text:s text:c="2"/>Serial Number:<text:tab/><text:span text:style-name="T9"> <text:s text:c="64"/></text:span></text:p>
      <text:p text:style-name="P6"><text:s text:c="2"/>Date Completed: <text:span text:style-name="T9"><text:s text:c="62"/></text:span></text:p>
      <text:p text:style-name="P6"><text:s text:c="2"/>Tested by: <text:span text:style-name="T9"><text:s text:c="75"/></text:span></text:p>
      <text:p text:style-name="P3"/>
      <text:p text:style-name="P3">Configuration:</text:p>
      <text:p text:style-name="P14"><text:tab/>Electronics:<text:tab/><text:span text:style-name="T2">Einsy </text:span><text:span text:style-name="T3">0.1</text:span><text:span text:style-name="T4">C</text:span></text:p>
      <text:p text:style-name="P14"/>
      <text:p text:style-name="P18">Firmware: <text:s/><text:tab/><text:span text:style-name="T1">Marlin </text:span><text:span text:style-name="T2">Version</text:span><text:span text:style-name="T11"> </text:span><text:span text:style-name="T10"><text:s text:c="43"/></text:span></text:p>
      <text:p text:style-name="P17"/>
      <text:p text:style-name="P17">Nozzle:<text:tab/><text:span text:style-name="T1">0.5mm diameter nozzle</text:span></text:p>
      <text:p text:style-name="P19">Settings: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>Stepper Motor</text:p>
          </table:table-cell>
          <table:table-cell table:style-name="Table1.A1" office:value-type="string">
            <text:p text:style-name="P10">Steps/mm</text:p>
          </table:table-cell>
          <table:table-cell table:style-name="Table1.A1" office:value-type="string">
            <text:p text:style-name="P20">Max Length</text:p>
          </table:table-cell>
          <table:table-cell table:style-name="Table1.A1" office:value-type="string">
            <text:p text:style-name="P20">Microstep Mode</text:p>
          </table:table-cell>
          <table:table-cell table:style-name="Table1.E1" office:value-type="string">
            <text:p text:style-name="P10">Digipot</text:p>
          </table:table-cell>
        </table:table-row>
        <table:table-row table:style-name="Table1.2">
          <table:table-cell table:style-name="Table1.A5" office:value-type="string">
            <text:p text:style-name="P4">X</text:p>
          </table:table-cell>
          <table:table-cell table:style-name="Table1.B2" office:value-type="string">
            <text:p text:style-name="P21">100</text:p>
          </table:table-cell>
          <table:table-cell table:style-name="Table1.C2" office:value-type="string">
            <text:p text:style-name="P4">155</text:p>
          </table:table-cell>
          <table:table-cell table:style-name="Table1.D2" office:value-type="string">
            <text:p text:style-name="P4">16</text:p>
          </table:table-cell>
          <table:table-cell table:style-name="Table1.E2" office:value-type="string">
            <text:p text:style-name="P4">175</text:p>
          </table:table-cell>
        </table:table-row>
        <table:table-row table:style-name="Table1.3">
          <table:table-cell table:style-name="Table1.A3" office:value-type="string">
            <text:p text:style-name="P4">Y</text:p>
          </table:table-cell>
          <table:table-cell table:style-name="Table1.B3" office:value-type="string">
            <text:p text:style-name="P21">100</text:p>
          </table:table-cell>
          <table:table-cell table:style-name="Table1.C3" office:value-type="string">
            <text:p text:style-name="P4">155</text:p>
          </table:table-cell>
          <table:table-cell table:style-name="Table1.D3" office:value-type="string">
            <text:p text:style-name="P4">16</text:p>
          </table:table-cell>
          <table:table-cell table:style-name="Table1.E3" office:value-type="string">
            <text:p text:style-name="P4">175</text:p>
          </table:table-cell>
        </table:table-row>
        <table:table-row table:style-name="Table1.4">
          <table:table-cell table:style-name="Table1.A5" office:value-type="string">
            <text:p text:style-name="P4">Z</text:p>
          </table:table-cell>
          <table:table-cell table:style-name="Table1.B4" office:value-type="string">
            <text:p text:style-name="P21">1600</text:p>
          </table:table-cell>
          <table:table-cell table:style-name="Table1.C4" office:value-type="string">
            <text:p text:style-name="P9">180</text:p>
          </table:table-cell>
          <table:table-cell table:style-name="Table1.D4" office:value-type="string">
            <text:p text:style-name="P4">16</text:p>
          </table:table-cell>
          <table:table-cell table:style-name="Table1.E4" office:value-type="string">
            <text:p text:style-name="P4">220</text:p>
          </table:table-cell>
        </table:table-row>
        <table:table-row table:style-name="Table1.5">
          <table:table-cell table:style-name="Table1.A5" office:value-type="string">
            <text:p text:style-name="P4">E0</text:p>
          </table:table-cell>
          <table:table-cell table:style-name="Table1.B5" office:value-type="string">
            <text:p text:style-name="P22">420</text:p>
          </table:table-cell>
          <table:table-cell table:style-name="Table1.C5" office:value-type="string">
            <text:p text:style-name="P4">NA</text:p>
          </table:table-cell>
          <table:table-cell table:style-name="Table1.D5" office:value-type="string">
            <text:p text:style-name="P4">16</text:p>
          </table:table-cell>
          <table:table-cell table:style-name="Table1.E5" office:value-type="string">
            <text:p text:style-name="P4">135</text:p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Z Offset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</table:table-row>
      </table:table>
      <text:p text:style-name="P7"/>
      <text:p text:style-name="P2">General:</text:p>
      <text:list xml:id="list6641909219453588129" text:style-name="WW8Num1">
        <text:list-item>
          <text:p text:style-name="P26">Are all the screws and zip ties tight?</text:p>
        </text:list-item>
        <text:list-item>
          <text:p text:style-name="P25">Are the current version of parts being used?</text:p>
        </text:list-item>
        <text:list-item>
          <text:p text:style-name="P25">Is the Spool Mount properly mounted so it flips up and sits securely?</text:p>
        </text:list-item>
        <text:list-item>
          <text:p text:style-name="P25">Are the switches <text:span text:style-name="T15">and bump stops installed securely?</text:span></text:p>
        </text:list-item>
        <text:list-item>
          <text:p text:style-name="P25">Are all 4 rubber feet installed?</text:p>
        </text:list-item>
        <text:list-item>
          <text:p text:style-name="P25">Is the PEI <text:span text:style-name="T15">sheet</text:span> free of bubbles and wrinkles?</text:p>
        </text:list-item>
        <text:list-item>
          <text:p text:style-name="P25">Is the heat bed adhesive smooth and consistent?</text:p>
        </text:list-item>
        <text:list-item>
          <text:p text:style-name="P28">Is the frame free of scratches and scuffs?</text:p>
        </text:list-item>
      </text:list>
      <text:p text:style-name="P13"/>
      <text:p text:style-name="P2">Y Axis:</text:p>
      <text:list xml:id="list80016410995336" text:continue-numbering="true" text:style-name="WW8Num1">
        <text:list-item>
          <text:p text:style-name="P25">Does the Y bed move freely back and forth?</text:p>
        </text:list-item>
        <text:list-item>
          <text:p text:style-name="P25">Is the Y bed tight side to side from motion and twisting?</text:p>
        </text:list-item>
        <text:list-item>
          <text:p text:style-name="P25">Does the Y belt rub <text:span text:style-name="T6">on</text:span> the y-idler by the bearings?</text:p>
        </text:list-item>
        <text:list-item>
          <text:p text:style-name="P25"><text:span text:style-name="T7">Are</text:span> the Y pulley <text:span text:style-name="T7">set screws tight with one aligned with the flat on the motor shaft?</text:span></text:p>
        </text:list-item>
        <text:list-item>
          <text:p text:style-name="P25">Is the Y belt tight? <text:span text:style-name="T17">23-27N</text:span></text:p>
        </text:list-item>
        <text:list-item>
          <text:p text:style-name="P25">Are the four bed leveling washers tight?</text:p>
        </text:list-item>
        <text:list-item>
          <text:p text:style-name="P25">Are the belts trimmed far enough to not interfere with the pulley or bearing?</text:p>
        </text:list-item>
      </text:list>
      <text:p text:style-name="P13"/>
      <text:p text:style-name="P13"/>
      <text:p text:style-name="P13"/>
      <text:p text:style-name="P8"/>
      <text:p text:style-name="P8"><text:soft-page-break/></text:p>
      <text:p text:style-name="P8">X Axis:</text:p>
      <text:p text:style-name="P2"/>
      <text:list xml:id="list80018300955600" text:continue-numbering="true" text:style-name="WW8Num1">
        <text:list-item>
          <text:p text:style-name="P30"><text:span text:style-name="T7">Are</text:span> the <text:span text:style-name="T7">X</text:span> pulley <text:span text:style-name="T7">set screws tight with one aligned with the flat on the motor shaft?</text:span></text:p>
        </text:list-item>
        <text:list-item>
          <text:p text:style-name="P31">Does the <text:span text:style-name="T6">X</text:span> belt rub <text:span text:style-name="T6">on</text:span> the <text:span text:style-name="T6">x</text:span>-idler by the bearings?</text:p>
        </text:list-item>
        <text:list-item>
          <text:p text:style-name="P29">Is the X belt tight?</text:p>
        </text:list-item>
        <text:list-item>
          <text:p text:style-name="P29">Does the X axis move freely end to end?</text:p>
        </text:list-item>
        <text:list-item>
          <text:p text:style-name="P29">Are the belts trimmed far enough to not interfere with the pulley or bearing?</text:p>
        </text:list-item>
        <text:list-item>
          <text:p text:style-name="P32">Are the wires and zip ties behind the carriage free from touching the case wall?</text:p>
        </text:list-item>
      </text:list>
      <text:p text:style-name="P13"/>
      <text:p text:style-name="P2">Z Axis:</text:p>
      <text:p text:style-name="P2"/>
      <text:list xml:id="list80017191547046" text:continue-numbering="true" text:style-name="WW8Num1">
        <text:list-item>
          <text:p text:style-name="P33">Are the Z belts tensioned with in Spec? <text:span text:style-name="T17">23-40 N</text:span></text:p>
        </text:list-item>
        <text:list-item>
          <text:p text:style-name="P33">Are the clamp screws tight?</text:p>
        </text:list-item>
        <text:list-item>
          <text:p text:style-name="P33">Are the belts aligned, and do they not rub?</text:p>
        </text:list-item>
        <text:list-item>
          <text:p text:style-name="P34">Are the pulley set screws tight?</text:p>
        </text:list-item>
      </text:list>
      <text:p text:style-name="P2"/>
      <text:p text:style-name="P2"><text:span text:style-name="T17">E</text:span>xtruder:</text:p>
      <text:p text:style-name="P2"/>
      <text:list xml:id="list80018349565374" text:continue-numbering="true" text:style-name="WW8Num1">
        <text:list-item>
          <text:p text:style-name="P33">Is the Idler tension set in the middle?</text:p>
        </text:list-item>
        <text:list-item>
          <text:p text:style-name="P25">Is the hobbing aligned to the hole <text:span text:style-name="T15">idler lever?</text:span></text:p>
          <text:p text:style-name="P25"/>
        </text:list-item>
      </text:list>
      <text:p text:style-name="P2">Electronics:</text:p>
      <text:p text:style-name="P2"/>
      <text:list xml:id="list80018341770001" text:continue-numbering="true" text:style-name="WW8Num1">
        <text:list-item>
          <text:p text:style-name="P25">Are all connections to the <text:span text:style-name="T15">Einsy</text:span> plugged in correctly?</text:p>
        </text:list-item>
        <text:list-item>
          <text:p text:style-name="P25">Are all cables free from contacting any moving parts?</text:p>
        </text:list-item>
        <text:list-item>
          <text:p text:style-name="P33">Has the protective plastic been removed the LCD?</text:p>
        </text:list-item>
        <text:list-item>
          <text:p text:style-name="P33">Has the protective cover been removed from the clear polycarb LCD cover?</text:p>
        </text:list-item>
        <text:list-item>
          <text:p text:style-name="P33">Is the LCD secured in place firmly?</text:p>
        </text:list-item>
        <text:list-item>
          <text:p text:style-name="P33">Is the LCD knob tightly secure to the LCD?</text:p>
        </text:list-item>
        <text:list-item>
          <text:p text:style-name="P33">Have you verified that the firmware is correct using checksum?</text:p>
        </text:list-item>
      </text:list>
      <text:p text:style-name="P15"/>
      <text:p text:style-name="P23">Test and Verification Results:</text:p>
      <text:p text:style-name="P23"/>
      <text:list xml:id="list80017516473202" text:continue-numbering="true" text:style-name="WW8Num1">
        <text:list-item>
          <text:p text:style-name="P33">Verify LCD functions normally</text:p>
        </text:list-item>
        <text:list-item>
          <text:p text:style-name="P33">Belts aligned on bearings and properly tensioned.</text:p>
        </text:list-item>
        <text:list-item>
          <text:p text:style-name="P27">Verify case fan is running.</text:p>
        </text:list-item>
        <text:list-item>
          <text:p text:style-name="P25">Verify <text:span text:style-name="T8">heat sink fan</text:span> is running <text:span text:style-name="T8">when machine is powered on. </text:span></text:p>
        </text:list-item>
        <text:list-item>
          <text:p text:style-name="P25">Verify control of the extrusion fan.</text:p>
        </text:list-item>
        <text:list-item>
          <text:p text:style-name="P25">Nozzle temperature control verified.</text:p>
        </text:list-item>
        <text:list-item>
          <text:p text:style-name="P25">Extruder control verified.</text:p>
        </text:list-item>
        <text:list-item>
          <text:p text:style-name="P33">Verify machine can be auto-homed repeatably with out issue. </text:p>
        </text:list-item>
        <text:list-item>
          <text:p text:style-name="P33">Verify probe functions properly (G29 and clean nozzle to check)</text:p>
        </text:list-item>
        <text:list-item>
          <text:p text:style-name="P35">Wipe Sequence is in center of wipe pad</text:p>
        </text:list-item>
        <text:list-item>
          <text:p text:style-name="P35">Z offset calibrated and verified </text:p>
        </text:list-item>
        <text:list-item>
          <text:p text:style-name="P37">Bed leveling is functioning properly.</text:p>
          <text:p text:style-name="P25"/>
        </text:list-item>
        <text:list-item>
          <text:p text:style-name="P25"><text:soft-page-break/>Bed temperature control verified.</text:p>
        </text:list-item>
        <text:list-item>
          <text:p text:style-name="P38">X,Y, Z motion smooth over range and speeds. </text:p>
        </text:list-item>
        <text:list-item>
          <text:p text:style-name="P36"><text:span text:style-name="T16">Threadlocker</text:span> applied to all pulley and <text:s/>set screws.</text:p>
        </text:list-item>
        <text:list-item>
          <text:p text:style-name="P37">Test print (<text:span text:style-name="T5">Oc</text:span>topus*) successful.</text:p>
        </text:list-item>
        <text:list-item>
          <text:p text:style-name="P24">Print head moved to shipping position.</text:p>
        </text:list-item>
      </text:list>
      <text:p text:style-name="P16"/>
      <text:p text:style-name="P16"/>
      <text:p text:style-name="P16"><text:span text:style-name="T12">*</text:span><text:span text:style-name="T13">Oct</text:span><text:span text:style-name="T12">opus by </text:span><text:span text:style-name="T14">yeoldbrian</text:span><text:span text:style-name="T12"> is licensed under CC BY-SA 4.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Titillium" svg:font-family="Titillium"/>
    <style:font-face style:name="Outage" svg:font-family="Outage" style:font-pitch="variable"/>
    <style:font-face style:name="Titillium1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-0.1201in" svg:y="-0.4902in" svg:width="0.9402in" svg:height="1.2736in" draw:z-index="5"><draw:image xlink:href="Pictures/1000020100000159000001DB2E0C77AD33CCAC11.png" xlink:type="simple" xlink:show="embed" xlink:actuate="onLoad"/></draw:frame>QUALITY ASSURANCE RECORD</text:p>
      </style:header>
      <style:footer>
        <text:p text:style-name="Footer"><draw:frame draw:style-name="Mfr2" draw:name="graphics2" text:anchor-type="paragraph" svg:x="-0.7874in" svg:y="-0.0201in" svg:width="8.4992in" svg:height="0.9992in" draw:z-index="2"><draw:image xlink:href="Pictures/10000000000009F60000012CD7C1AA85B765020A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2:06:04.749195341</meta:creation-date>
    <meta:editing-duration>PT8M45S</meta:editing-duration>
    <meta:editing-cycles>6</meta:editing-cycles>
    <meta:generator>LibreOffice/5.2.7.2$Linux_X86_64 LibreOffice_project/20m0$Build-2</meta:generator>
    <dc:date>2018-03-23T08:00:16.149373310</dc:date>
    <meta:document-statistic meta:table-count="2" meta:image-count="2" meta:object-count="0" meta:page-count="3" meta:paragraph-count="97" meta:word-count="565" meta:character-count="3141" meta:non-whitespace-character-count="2461"/>
  </office:meta>
</office:document-meta>
</file>